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55cm" fo:min-width="10.9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527cm" fo:min-width="3.6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15cm" fo:min-width="2.6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15cm" fo:min-width="2.2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55cm" fo:min-width="3.6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554cm" fo:min-width="0.679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554cm" fo:min-width="0.961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554cm" fo:min-width="0.819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85cm" fo:min-width="1.6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554cm" fo:min-width="1.031cm"/>
    </style:style>
    <style:style style:name="gr12" style:family="graphic" style:parent-style-name="standard">
      <style:graphic-properties draw:stroke="dash" draw:stroke-dash="Dashed_20__28_var_29_" draw:fill="none" draw:textarea-horizontal-align="justify" draw:textarea-vertical-align="middle" draw:auto-grow-height="false" fo:min-height="0.75cm" fo:min-width="17.4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55cm" fo:min-width="0.6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451cm" fo:min-width="0.7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801cm" fo:min-width="0.851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651cm" fo:min-width="0.85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1.15cm" fo:min-width="2.5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0.452cm" fo:min-width="0.7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0.452cm" fo:min-width="0.59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4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</style:style>
    <style:style style:name="P7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0" draw:id="id10" draw:layer="layout" svg:width="11.4cm" svg:height="1.8cm" svg:x="4.5cm" svg:y="10.3cm">
          <draw:glue-point draw:id="4" svg:x="3.771cm" svg:y="5cm"/>
          <draw:glue-point draw:id="5" svg:x="2.807cm" svg:y="5cm"/>
          <draw:glue-point draw:id="6" svg:x="1.491cm" svg:y="5cm"/>
          <draw:glue-point draw:id="7" svg:x="-1.491cm" svg:y="5cm"/>
          <draw:glue-point draw:id="8" svg:x="-2.631cm" svg:y="5cm"/>
          <draw:glue-point draw:id="9" svg:x="-3.771cm" svg:y="5cm"/>
          <draw:glue-point draw:id="10" svg:x="-3.947cm" svg:y="-5cm"/>
          <draw:glue-point draw:id="11" svg:x="-2.719cm" svg:y="-5cm"/>
          <draw:glue-point draw:id="12" svg:x="-1.228cm" svg:y="-5cm"/>
          <draw:glue-point draw:id="13" svg:x="1.228cm" svg:y="-5cm"/>
          <draw:glue-point draw:id="14" svg:x="2.894cm" svg:y="-5cm"/>
          <draw:glue-point draw:id="15" svg:x="3.947cm" svg:y="-5cm"/>
          <text:p text:style-name="P1">Person</text:p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4.1cm" svg:height="1.777cm" svg:x="3.4cm" svg:y="17.4cm">
          <draw:glue-point draw:id="4" svg:x="3.536cm" svg:y="5.002cm"/>
          <draw:glue-point draw:id="5" svg:x="1.341cm" svg:y="5.002cm"/>
          <draw:glue-point draw:id="6" svg:x="-1.585cm" svg:y="5.002cm"/>
          <draw:glue-point draw:id="7" svg:x="-3.536cm" svg:y="5.002cm"/>
          <draw:glue-point draw:id="8" svg:x="-3.048cm" svg:y="-4.997cm"/>
          <draw:glue-point draw:id="9" svg:x="2.56cm" svg:y="-4.997cm"/>
          <text:p text:style-name="P1">Work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3.1cm" svg:height="1.4cm" svg:x="15.2cm" svg:y="6.3cm">
          <text:p text:style-name="P1">SocialNet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2.7cm" svg:height="1.4cm" svg:x="2.4cm" svg:y="6.3cm">
          <text:p text:style-name="P1">Skill</text:p>
          <draw:enhanced-geometry svg:viewBox="0 0 21600 21600" draw:type="rectangle" draw:enhanced-path="M 0 0 L 21600 0 21600 21600 0 21600 0 0 Z N"/>
        </draw:custom-shape>
        <draw:custom-shape draw:style-name="gr5" draw:text-style-name="P2" xml:id="id31" draw:id="id31" draw:layer="layout" svg:width="4.1cm" svg:height="1.8cm" svg:x="13.5cm" svg:y="17.3cm">
          <draw:glue-point draw:id="4" svg:x="2.56cm" svg:y="-5cm"/>
          <draw:glue-point draw:id="5" svg:x="-2.804cm" svg:y="-5cm"/>
          <draw:glue-point draw:id="6" svg:x="-3.536cm" svg:y="5cm"/>
          <draw:glue-point draw:id="7" svg:x="-1.585cm" svg:y="5cm"/>
          <draw:glue-point draw:id="8" svg:x="1.585cm" svg:y="5cm"/>
          <draw:glue-point draw:id="9" svg:x="3.536cm" svg:y="5cm"/>
          <text:p text:style-name="P1">Education</text:p>
          <draw:enhanced-geometry svg:viewBox="0 0 21600 21600" draw:type="rectangle" draw:enhanced-path="M 0 0 L 21600 0 21600 21600 0 21600 0 0 Z N"/>
        </draw:custom-shape>
        <draw:custom-shape draw:style-name="gr6" draw:text-style-name="P3" xml:id="id16" draw:id="id16" draw:layer="layout" svg:width="1.665cm" svg:height="1.136cm" svg:x="1.635cm" svg:y="9.464cm">
          <text:p text:style-name="P1"><text:span text:style-name="T1">Nam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17" draw:id="id17" draw:layer="layout" svg:width="2.065cm" svg:height="1.136cm" svg:x="7.535cm" svg:y="8.099cm">
          <text:p text:style-name="P1"><text:span text:style-name="T1">lastNam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8" draw:id="id18" draw:layer="layout" svg:width="1.865cm" svg:height="1.136cm" svg:x="10.835cm" svg:y="8.064cm">
          <text:p text:style-name="P1"><text:span text:style-name="T1">cellPhon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1" draw:id="id11" draw:layer="layout" svg:width="1.665cm" svg:height="1.136cm" svg:x="17.635cm" svg:y="10.064cm">
          <text:p text:style-name="P1"><text:span text:style-name="T1">workEmai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9" draw:id="id9" draw:layer="layout" svg:width="1.665cm" svg:height="1.136cm" svg:x="17.635cm" svg:y="8.764cm">
          <text:p text:style-name="P1"><text:span text:style-name="T1">emai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5" draw:id="id15" draw:layer="layout" svg:width="1.665cm" svg:height="1.136cm" svg:x="1.635cm" svg:y="10.764cm">
          <text:p text:style-name="P1"><text:span text:style-name="T1">phon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2" draw:id="id12" draw:layer="layout" svg:width="1.665cm" svg:height="1.136cm" svg:x="17.635cm" svg:y="11.364cm">
          <text:p text:style-name="P1"><text:span text:style-name="T1">addr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3" draw:id="id13" draw:layer="layout" svg:width="1.665cm" svg:height="1.136cm" svg:x="17.635cm" svg:y="12.764cm">
          <text:p text:style-name="P1"><text:span text:style-name="T1">st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4" draw:id="id14" draw:layer="layout" svg:width="1.665cm" svg:height="1.136cm" svg:x="1.635cm" svg:y="12.164cm">
          <text:p text:style-name="P1"><text:span text:style-name="T1">Countr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20" draw:id="id20" draw:layer="layout" svg:width="1.665cm" svg:height="1.136cm" svg:x="5.435cm" svg:y="13.364cm">
          <text:p text:style-name="P1"><text:span text:style-name="T1">us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9" draw:id="id19" draw:layer="layout" svg:width="1.665cm" svg:height="1.136cm" svg:x="12.735cm" svg:y="13.364cm">
          <text:p text:style-name="P1"><text:span text:style-name="T1">passwor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29" draw:id="id29" draw:layer="layout" svg:width="1.665cm" svg:height="1.136cm" svg:x="6.635cm" svg:y="15.364cm">
          <text:p text:style-name="P1"><text:span text:style-name="T1">ro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21" draw:id="id21" draw:layer="layout" svg:width="1.665cm" svg:height="1.136cm" svg:x="2.635cm" svg:y="15.364cm">
          <text:p text:style-name="P1"><text:span text:style-name="T1">compan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28" draw:id="id28" draw:layer="layout" svg:width="1.665cm" svg:height="1.136cm" svg:x="8.235cm" svg:y="17.664cm">
          <text:p text:style-name="P1"><text:span text:style-name="T1">activit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24" draw:id="id24" draw:layer="layout" svg:width="1.665cm" svg:height="1.136cm" svg:x="1.835cm" svg:y="19.964cm">
          <text:p text:style-name="P1"><text:span text:style-name="T1">WebPa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25" draw:id="id25" draw:layer="layout" svg:width="1.665cm" svg:height="1.136cm" svg:x="3.535cm" svg:y="19.964cm">
          <text:p text:style-name="P1"><text:span text:style-name="T1">referen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26" draw:id="id26" draw:layer="layout" svg:width="1.665cm" svg:height="1.136cm" svg:x="5.235cm" svg:y="19.964cm">
          <text:p text:style-name="P1"><text:span text:style-name="T1">End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27" draw:id="id27" draw:layer="layout" svg:width="1.665cm" svg:height="1.136cm" svg:x="6.935cm" svg:y="19.964cm">
          <text:p text:style-name="P1"><text:span text:style-name="T1">start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23" draw:id="id23" draw:layer="layout" svg:width="1.665cm" svg:height="1.136cm" svg:x="1.135cm" svg:y="17.664cm">
          <text:p text:style-name="P1"><text:span text:style-name="T1">log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32" draw:id="id32" draw:layer="layout" svg:width="1.665cm" svg:height="1.136cm" svg:x="16.735cm" svg:y="15.364cm">
          <text:p text:style-name="P1"><text:span text:style-name="T1">care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30" draw:id="id30" draw:layer="layout" svg:width="1.665cm" svg:height="1.136cm" svg:x="12.635cm" svg:y="15.364cm">
          <text:p text:style-name="P1"><text:span text:style-name="T1">institu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33" draw:id="id33" draw:layer="layout" svg:width="1.665cm" svg:height="1.136cm" svg:x="18.235cm" svg:y="17.664cm">
          <text:p text:style-name="P1"><text:span text:style-name="T1">certific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35" draw:id="id35" draw:layer="layout" svg:width="1.665cm" svg:height="1.136cm" svg:x="12.035cm" svg:y="19.964cm">
          <text:p text:style-name="P1"><text:span text:style-name="T1">WebPa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36" draw:id="id36" draw:layer="layout" svg:width="1.665cm" svg:height="1.136cm" svg:x="13.735cm" svg:y="19.964cm">
          <text:p text:style-name="P1"><text:span text:style-name="T1">End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37" draw:id="id37" draw:layer="layout" svg:width="1.665cm" svg:height="1.136cm" svg:x="15.435cm" svg:y="19.964cm">
          <text:p text:style-name="P1"><text:span text:style-name="T1">start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34" draw:id="id34" draw:layer="layout" svg:width="1.665cm" svg:height="1.136cm" svg:x="11.135cm" svg:y="17.664cm">
          <text:p text:style-name="P1"><text:span text:style-name="T1">log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38" draw:id="id38" draw:layer="layout" svg:width="1.665cm" svg:height="1.136cm" svg:x="17.235cm" svg:y="19.964cm">
          <text:p text:style-name="P1"><text:span text:style-name="T1">certLin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5" draw:id="id5" draw:layer="layout" svg:width="1.665cm" svg:height="1.136cm" svg:x="13.935cm" svg:y="4.5cm">
          <text:p text:style-name="P1"><text:span text:style-name="T1">n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7" draw:id="id7" draw:layer="layout" svg:width="1.665cm" svg:height="1.136cm" svg:x="15.935cm" svg:y="4.5cm">
          <text:p text:style-name="P1"><text:span text:style-name="T1">log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8" draw:id="id8" draw:layer="layout" svg:width="1.665cm" svg:height="1.136cm" svg:x="17.935cm" svg:y="4.5cm">
          <text:p text:style-name="P1"><text:span text:style-name="T1">lin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" draw:id="id1" draw:layer="layout" svg:width="1.665cm" svg:height="1.136cm" svg:x="1.035cm" svg:y="4.5cm">
          <text:p text:style-name="P1"><text:span text:style-name="T1">n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3" draw:id="id3" draw:layer="layout" svg:width="1.665cm" svg:height="1.136cm" svg:x="2.935cm" svg:y="4.5cm">
          <text:p text:style-name="P1"><text:span text:style-name="T1">log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4" draw:id="id4" draw:layer="layout" svg:width="1.665cm" svg:height="1.136cm" svg:x="4.835cm" svg:y="4.5cm">
          <text:p text:style-name="P1"><text:span text:style-name="T1">lin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2" draw:layer="layout" draw:type="line" svg:x1="1.868cm" svg:y1="5.636cm" svg:x2="2.4cm" svg:y2="7cm" draw:start-shape="id1" draw:start-glue-point="8" draw:end-shape="id2" draw:end-glue-point="3" svg:d="M1868 5636l532 1364" svg:viewBox="0 0 533 1365">
          <text:p/>
        </draw:connector>
        <draw:connector draw:style-name="gr9" draw:text-style-name="P2" draw:layer="layout" draw:type="line" svg:x1="3.768cm" svg:y1="5.636cm" svg:x2="3.75cm" svg:y2="6.3cm" draw:start-shape="id3" draw:start-glue-point="8" draw:end-shape="id2" draw:end-glue-point="0" svg:d="M3768 5636l-18 664" svg:viewBox="0 0 19 665">
          <text:p/>
        </draw:connector>
        <draw:connector draw:style-name="gr9" draw:text-style-name="P2" draw:layer="layout" draw:type="line" svg:x1="5.668cm" svg:y1="5.636cm" svg:x2="5.1cm" svg:y2="7cm" draw:start-shape="id4" draw:start-glue-point="8" draw:end-shape="id2" draw:end-glue-point="1" svg:d="M5668 5636l-568 1364" svg:viewBox="0 0 569 1365">
          <text:p/>
        </draw:connector>
        <draw:connector draw:style-name="gr9" draw:text-style-name="P2" draw:layer="layout" draw:type="line" svg:x1="14.768cm" svg:y1="5.636cm" svg:x2="15.2cm" svg:y2="7cm" draw:start-shape="id5" draw:start-glue-point="8" draw:end-shape="id6" draw:end-glue-point="3" svg:d="M14768 5636l432 1364" svg:viewBox="0 0 433 1365">
          <text:p/>
        </draw:connector>
        <draw:connector draw:style-name="gr9" draw:text-style-name="P2" draw:layer="layout" draw:type="line" svg:x1="16.768cm" svg:y1="5.636cm" svg:x2="16.75cm" svg:y2="6.3cm" draw:start-shape="id7" draw:start-glue-point="8" draw:end-shape="id6" draw:end-glue-point="0" svg:d="M16768 5636l-18 664" svg:viewBox="0 0 19 665">
          <text:p/>
        </draw:connector>
        <draw:connector draw:style-name="gr9" draw:text-style-name="P2" draw:layer="layout" draw:type="line" svg:x1="18.768cm" svg:y1="5.636cm" svg:x2="18.3cm" svg:y2="7cm" draw:start-shape="id8" draw:start-glue-point="8" draw:end-shape="id6" draw:end-glue-point="1" svg:d="M18768 5636l-468 1364" svg:viewBox="0 0 469 1365">
          <text:p/>
        </draw:connector>
        <draw:connector draw:style-name="gr9" draw:text-style-name="P2" draw:layer="layout" draw:type="line" svg:x1="17.635cm" svg:y1="9.332cm" svg:x2="14.699cm" svg:y2="10.3cm" draw:start-shape="id9" draw:start-glue-point="6" draw:end-shape="id10" draw:end-glue-point="15" svg:d="M17635 9332l-2936 968" svg:viewBox="0 0 2937 969">
          <text:p/>
        </draw:connector>
        <draw:connector draw:style-name="gr9" draw:text-style-name="P2" draw:layer="layout" draw:type="line" svg:x1="17.635cm" svg:y1="10.632cm" svg:x2="15.9cm" svg:y2="11.2cm" draw:start-shape="id11" draw:start-glue-point="6" draw:end-shape="id10" draw:end-glue-point="1" svg:d="M17635 10632l-1735 568" svg:viewBox="0 0 1736 569">
          <text:p/>
        </draw:connector>
        <draw:connector draw:style-name="gr9" draw:text-style-name="P2" draw:layer="layout" draw:type="line" svg:x1="17.635cm" svg:y1="11.932cm" svg:x2="15.9cm" svg:y2="11.2cm" draw:start-shape="id12" draw:start-glue-point="6" draw:end-shape="id10" draw:end-glue-point="1" svg:d="M17635 11932l-1735-732" svg:viewBox="0 0 1736 733">
          <text:p/>
        </draw:connector>
        <draw:connector draw:style-name="gr9" draw:text-style-name="P2" draw:layer="layout" draw:type="line" svg:x1="17.635cm" svg:y1="13.332cm" svg:x2="14.498cm" svg:y2="12.1cm" draw:start-shape="id13" draw:start-glue-point="6" draw:end-shape="id10" draw:end-glue-point="4" svg:d="M17635 13332l-3137-1232" svg:viewBox="0 0 3138 1233">
          <text:p/>
        </draw:connector>
        <draw:connector draw:style-name="gr9" draw:text-style-name="P2" draw:layer="layout" draw:type="line" svg:x1="3.3cm" svg:y1="12.732cm" svg:x2="5.902cm" svg:y2="12.1cm" draw:start-shape="id14" draw:start-glue-point="10" draw:end-shape="id10" draw:end-glue-point="9" svg:d="M3300 12732l2602-632" svg:viewBox="0 0 2603 633">
          <text:p/>
        </draw:connector>
        <draw:connector draw:style-name="gr9" draw:text-style-name="P2" draw:layer="layout" draw:type="line" svg:x1="3.3cm" svg:y1="11.332cm" svg:x2="4.5cm" svg:y2="11.2cm" draw:start-shape="id15" draw:start-glue-point="10" draw:end-shape="id10" draw:end-glue-point="3" svg:d="M3300 11332l1200-132" svg:viewBox="0 0 1201 133">
          <text:p/>
        </draw:connector>
        <draw:connector draw:style-name="gr9" draw:text-style-name="P2" draw:layer="layout" draw:type="line" svg:x1="3.3cm" svg:y1="10.032cm" svg:x2="5.701cm" svg:y2="10.3cm" draw:start-shape="id16" draw:start-glue-point="10" draw:end-shape="id10" draw:end-glue-point="10" svg:d="M3300 10032l2401 268" svg:viewBox="0 0 2402 269">
          <text:p/>
        </draw:connector>
        <draw:connector draw:style-name="gr9" draw:text-style-name="P2" draw:layer="layout" draw:type="line" svg:x1="8.568cm" svg:y1="9.235cm" svg:x2="8.801cm" svg:y2="10.3cm" draw:start-shape="id17" draw:start-glue-point="8" draw:end-shape="id10" draw:end-glue-point="12" svg:d="M8568 9235l233 1065" svg:viewBox="0 0 234 1066">
          <text:p/>
        </draw:connector>
        <draw:connector draw:style-name="gr9" draw:text-style-name="P2" draw:layer="layout" draw:type="line" svg:x1="11.768cm" svg:y1="9.2cm" svg:x2="11.599cm" svg:y2="10.3cm" draw:start-shape="id18" draw:start-glue-point="8" draw:end-shape="id10" draw:end-glue-point="13" svg:d="M11768 9200l-169 1100" svg:viewBox="0 0 170 1101">
          <text:p/>
        </draw:connector>
        <draw:connector draw:style-name="gr9" draw:text-style-name="P2" draw:layer="layout" draw:type="line" svg:x1="13.568cm" svg:y1="13.364cm" svg:x2="11.899cm" svg:y2="12.1cm" draw:start-shape="id19" draw:start-glue-point="4" draw:end-shape="id10" draw:end-glue-point="6" svg:d="M13568 13364l-1669-1264" svg:viewBox="0 0 1670 1265">
          <text:p/>
        </draw:connector>
        <draw:connector draw:style-name="gr9" draw:text-style-name="P2" draw:layer="layout" draw:type="line" svg:x1="6.268cm" svg:y1="13.364cm" svg:x2="8.501cm" svg:y2="12.1cm" draw:start-shape="id20" draw:start-glue-point="4" draw:end-shape="id10" draw:end-glue-point="7" svg:d="M6268 13364l2233-1264" svg:viewBox="0 0 2234 1265">
          <text:p/>
        </draw:connector>
        <draw:connector draw:style-name="gr9" draw:text-style-name="P2" draw:layer="layout" draw:type="line" svg:x1="3.468cm" svg:y1="16.5cm" svg:x2="4.201cm" svg:y2="17.401cm" draw:start-shape="id21" draw:start-glue-point="8" draw:end-shape="id22" draw:end-glue-point="8" svg:d="M3468 16500l733 901" svg:viewBox="0 0 734 902">
          <text:p/>
        </draw:connector>
        <draw:connector draw:style-name="gr9" draw:text-style-name="P2" draw:layer="layout" draw:type="line" svg:x1="2.8cm" svg:y1="18.232cm" svg:x2="3.4cm" svg:y2="18.288cm" draw:start-shape="id23" draw:start-glue-point="10" draw:end-shape="id22" draw:end-glue-point="3" svg:d="M2800 18232l600 56" svg:viewBox="0 0 601 57">
          <text:p/>
        </draw:connector>
        <draw:connector draw:style-name="gr9" draw:text-style-name="P2" draw:layer="layout" draw:type="line" svg:x1="2.668cm" svg:y1="19.964cm" svg:x2="4.001cm" svg:y2="19.176cm" draw:start-shape="id24" draw:start-glue-point="4" draw:end-shape="id22" draw:end-glue-point="7" svg:d="M2668 19964l1333-788" svg:viewBox="0 0 1334 789">
          <text:p/>
        </draw:connector>
        <draw:connector draw:style-name="gr9" draw:text-style-name="P2" draw:layer="layout" draw:type="line" svg:x1="4.368cm" svg:y1="19.964cm" svg:x2="4.801cm" svg:y2="19.176cm" draw:start-shape="id25" draw:start-glue-point="4" draw:end-shape="id22" draw:end-glue-point="6" svg:d="M4368 19964l433-788" svg:viewBox="0 0 434 789">
          <text:p/>
        </draw:connector>
        <draw:connector draw:style-name="gr9" draw:text-style-name="P2" draw:layer="layout" draw:type="line" svg:x1="6.068cm" svg:y1="19.964cm" svg:x2="5.999cm" svg:y2="19.176cm" draw:start-shape="id26" draw:start-glue-point="4" draw:end-shape="id22" draw:end-glue-point="5" svg:d="M6068 19964l-69-788" svg:viewBox="0 0 70 789">
          <text:p/>
        </draw:connector>
        <draw:connector draw:style-name="gr9" draw:text-style-name="P2" draw:layer="layout" draw:type="line" svg:x1="7.768cm" svg:y1="19.964cm" svg:x2="6.899cm" svg:y2="19.176cm" draw:start-shape="id27" draw:start-glue-point="4" draw:end-shape="id22" draw:end-glue-point="4" svg:d="M7768 19964l-869-788" svg:viewBox="0 0 870 789">
          <text:p/>
        </draw:connector>
        <draw:connector draw:style-name="gr9" draw:text-style-name="P2" draw:layer="layout" draw:type="line" svg:x1="8.235cm" svg:y1="18.232cm" svg:x2="7.5cm" svg:y2="18.288cm" draw:start-shape="id28" draw:start-glue-point="6" draw:end-shape="id22" draw:end-glue-point="1" svg:d="M8235 18232l-735 56" svg:viewBox="0 0 736 57">
          <text:p/>
        </draw:connector>
        <draw:connector draw:style-name="gr9" draw:text-style-name="P2" draw:layer="layout" draw:type="line" svg:x1="7.468cm" svg:y1="16.5cm" svg:x2="6.499cm" svg:y2="17.401cm" draw:start-shape="id29" draw:start-glue-point="8" draw:end-shape="id22" draw:end-glue-point="9" svg:d="M7468 16500l-969 901" svg:viewBox="0 0 970 902">
          <text:p/>
        </draw:connector>
        <draw:connector draw:style-name="gr9" draw:text-style-name="P2" draw:layer="layout" draw:type="line" svg:x1="13.468cm" svg:y1="16.5cm" svg:x2="14.401cm" svg:y2="17.3cm" draw:start-shape="id30" draw:start-glue-point="8" draw:end-shape="id31" draw:end-glue-point="5" svg:d="M13468 16500l933 800" svg:viewBox="0 0 934 801">
          <text:p/>
        </draw:connector>
        <draw:connector draw:style-name="gr9" draw:text-style-name="P2" draw:layer="layout" draw:type="line" svg:x1="17.568cm" svg:y1="16.5cm" svg:x2="16.599cm" svg:y2="17.3cm" draw:start-shape="id32" draw:start-glue-point="8" draw:end-shape="id31" draw:end-glue-point="4" svg:d="M17568 16500l-969 800" svg:viewBox="0 0 970 801">
          <text:p/>
        </draw:connector>
        <draw:connector draw:style-name="gr9" draw:text-style-name="P2" draw:layer="layout" draw:type="line" svg:x1="18.235cm" svg:y1="18.232cm" svg:x2="17.6cm" svg:y2="18.2cm" draw:start-shape="id33" draw:start-glue-point="6" draw:end-shape="id31" draw:end-glue-point="1" svg:d="M18235 18232l-635-32" svg:viewBox="0 0 636 33">
          <text:p/>
        </draw:connector>
        <draw:connector draw:style-name="gr9" draw:text-style-name="P2" draw:layer="layout" draw:type="line" svg:x1="12.8cm" svg:y1="18.232cm" svg:x2="13.5cm" svg:y2="18.2cm" draw:start-shape="id34" draw:start-glue-point="10" draw:end-shape="id31" draw:end-glue-point="3" svg:d="M12800 18232l700-32" svg:viewBox="0 0 701 33">
          <text:p/>
        </draw:connector>
        <draw:connector draw:style-name="gr9" draw:text-style-name="P2" draw:layer="layout" draw:type="line" svg:x1="12.868cm" svg:y1="19.964cm" svg:x2="14.101cm" svg:y2="19.1cm" draw:start-shape="id35" draw:start-glue-point="4" draw:end-shape="id31" draw:end-glue-point="6" svg:d="M12868 19964l1233-864" svg:viewBox="0 0 1234 865">
          <text:p/>
        </draw:connector>
        <draw:connector draw:style-name="gr9" draw:text-style-name="P2" draw:layer="layout" draw:type="line" svg:x1="14.568cm" svg:y1="19.964cm" svg:x2="14.901cm" svg:y2="19.1cm" draw:start-shape="id36" draw:start-glue-point="4" draw:end-shape="id31" draw:end-glue-point="7" svg:d="M14568 19964l333-864" svg:viewBox="0 0 334 865">
          <text:p/>
        </draw:connector>
        <draw:connector draw:style-name="gr9" draw:text-style-name="P2" draw:layer="layout" draw:type="line" svg:x1="16.268cm" svg:y1="19.964cm" svg:x2="16.199cm" svg:y2="19.1cm" draw:start-shape="id37" draw:start-glue-point="4" draw:end-shape="id31" draw:end-glue-point="8" svg:d="M16268 19964l-69-864" svg:viewBox="0 0 70 865">
          <text:p/>
        </draw:connector>
        <draw:connector draw:style-name="gr9" draw:text-style-name="P2" draw:layer="layout" draw:type="line" svg:x1="18.068cm" svg:y1="19.964cm" svg:x2="16.999cm" svg:y2="19.1cm" draw:start-shape="id38" draw:start-glue-point="4" draw:end-shape="id31" draw:end-glue-point="9" svg:d="M18068 19964l-1069-864" svg:viewBox="0 0 1070 865">
          <text:p/>
        </draw:connector>
        <draw:custom-shape draw:style-name="gr10" draw:text-style-name="P4" xml:id="id40" draw:id="id40" draw:layer="layout" svg:width="2.1cm" svg:height="1.1cm" svg:x="4.265cm" svg:y="24.764cm">
          <text:p text:style-name="P1"><text:span text:style-name="T2">Project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43" draw:id="id43" draw:layer="layout" svg:width="1.665cm" svg:height="1.136cm" svg:x="7.335cm" svg:y="24.7cm">
          <text:p text:style-name="P1"><text:span text:style-name="T1">lin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42" draw:id="id42" draw:layer="layout" svg:width="1.665cm" svg:height="1.136cm" svg:x="1.8cm" svg:y="24.764cm">
          <text:p text:style-name="P1"><text:span text:style-name="T1">n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41" draw:id="id41" draw:layer="layout" svg:width="2.165cm" svg:height="1.136cm" svg:x="4.2cm" svg:y="26.764cm">
          <text:p text:style-name="P1"><text:span text:style-name="T1">descrip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39" draw:id="id39" draw:layer="layout" svg:width="1.665cm" svg:height="1.136cm" svg:x="4.435cm" svg:y="22.864cm">
          <text:p text:style-name="P1"><text:span text:style-name="T1">manu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45" draw:id="id45" draw:layer="layout" svg:width="2.1cm" svg:height="1.1cm" svg:x="14cm" svg:y="23cm">
          <text:p text:style-name="P1"><text:span text:style-name="T2">Picture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46" draw:id="id46" draw:layer="layout" svg:width="1.665cm" svg:height="1.136cm" svg:x="17.435cm" svg:y="22.964cm">
          <text:p text:style-name="P1"><text:span text:style-name="T1">lin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44" draw:id="id44" draw:layer="layout" svg:width="1.665cm" svg:height="1.136cm" svg:x="11cm" svg:y="22.964cm">
          <text:p text:style-name="P1"><text:span text:style-name="T1">n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2" draw:layer="layout" draw:type="line" svg:x1="5.268cm" svg:y1="24cm" svg:x2="5.315cm" svg:y2="24.764cm" draw:start-shape="id39" draw:start-glue-point="8" draw:end-shape="id40" draw:end-glue-point="0" svg:d="M5268 24000l47 764" svg:viewBox="0 0 48 765">
          <text:p/>
        </draw:connector>
        <draw:connector draw:style-name="gr9" draw:text-style-name="P2" draw:layer="layout" draw:type="line" svg:x1="5.283cm" svg:y1="26.764cm" svg:x2="5.315cm" svg:y2="25.864cm" draw:start-shape="id41" draw:start-glue-point="4" draw:end-shape="id40" draw:end-glue-point="2" svg:d="M5283 26764l32-900" svg:viewBox="0 0 33 901">
          <text:p/>
        </draw:connector>
        <draw:connector draw:style-name="gr9" draw:text-style-name="P2" draw:layer="layout" draw:type="line" svg:x1="3.465cm" svg:y1="25.332cm" svg:x2="4.265cm" svg:y2="25.314cm" draw:start-shape="id42" draw:start-glue-point="10" draw:end-shape="id40" draw:end-glue-point="3" svg:d="M3465 25332l800-18" svg:viewBox="0 0 801 19">
          <text:p/>
        </draw:connector>
        <draw:connector draw:style-name="gr9" draw:text-style-name="P2" draw:layer="layout" draw:type="line" svg:x1="7.335cm" svg:y1="25.268cm" svg:x2="6.365cm" svg:y2="25.314cm" draw:start-shape="id43" draw:start-glue-point="6" draw:end-shape="id40" draw:end-glue-point="1" svg:d="M7335 25268l-970 46" svg:viewBox="0 0 971 47">
          <text:p/>
        </draw:connector>
        <draw:connector draw:style-name="gr9" draw:text-style-name="P2" draw:layer="layout" draw:type="line" svg:x1="12.665cm" svg:y1="23.532cm" svg:x2="14cm" svg:y2="23.55cm" draw:start-shape="id44" draw:start-glue-point="10" draw:end-shape="id45" draw:end-glue-point="3" svg:d="M12665 23532l1335 18" svg:viewBox="0 0 1336 19">
          <text:p/>
        </draw:connector>
        <draw:connector draw:style-name="gr9" draw:text-style-name="P2" draw:layer="layout" draw:type="line" svg:x1="17.435cm" svg:y1="23.532cm" svg:x2="16.1cm" svg:y2="23.55cm" draw:start-shape="id46" draw:start-glue-point="6" draw:end-shape="id45" draw:end-glue-point="1" svg:d="M17435 23532l-1335 18" svg:viewBox="0 0 1336 19">
          <text:p/>
        </draw:connector>
        <draw:custom-shape draw:style-name="gr12" draw:text-style-name="P2" draw:layer="layout" svg:width="17.9cm" svg:height="1cm" svg:x="1.6cm" svg:y="1.4cm">
          <text:p text:style-name="P1">Entity Relation Diagram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7.9cm" svg:height="1cm" svg:x="1.6cm" svg:y="2.4cm">
          <text:p text:style-name="P5">Entities and attributes</text:p>
          <draw:enhanced-geometry svg:viewBox="0 0 21600 21600" draw:type="rectangle" draw:enhanced-path="M 0 0 L 21600 0 21600 21600 0 21600 0 0 Z N"/>
        </draw:custom-shape>
        <draw:custom-shape draw:style-name="gr7" draw:text-style-name="P3" xml:id="id47" draw:id="id47" draw:layer="layout" svg:width="2.065cm" svg:height="1.136cm" svg:x="9.135cm" svg:y="13.399cm">
          <text:p text:style-name="P1"><text:span text:style-name="T1">Born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2" draw:layer="layout" draw:type="line" svg:x1="10.168cm" svg:y1="13.399cm" svg:x2="10.2cm" svg:y2="12.1cm" draw:start-shape="id47" draw:start-glue-point="4" draw:end-shape="id10" draw:end-glue-point="2" svg:d="M10168 13399l32-1299" svg:viewBox="0 0 33 1300">
          <text:p/>
        </draw:connector>
        <draw:custom-shape draw:style-name="gr6" draw:text-style-name="P3" xml:id="id48" draw:id="id48" draw:layer="layout" svg:width="1.665cm" svg:height="1.136cm" svg:x="6.435cm" svg:y="5.5cm">
          <text:p text:style-name="P1"><text:span text:style-name="T1">rati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2" draw:layer="layout" draw:type="line" svg:x1="6.435cm" svg:y1="6.068cm" svg:x2="5.1cm" svg:y2="7cm" draw:start-shape="id48" draw:start-glue-point="6" draw:end-shape="id2" draw:end-glue-point="1" svg:d="M6435 6068l-1335 932" svg:viewBox="0 0 1336 933">
          <text:p/>
        </draw:connector>
      </draw:page>
      <draw:page draw:name="page2" draw:style-name="dp1" draw:master-page-name="Predeterminado">
        <draw:custom-shape draw:style-name="gr1" draw:text-style-name="P2" xml:id="id50" draw:id="id50" draw:layer="layout" svg:width="11.4cm" svg:height="1.8cm" svg:x="4.5cm" svg:y="15.5cm">
          <draw:glue-point draw:id="4" svg:x="3.771cm" svg:y="5cm"/>
          <draw:glue-point draw:id="5" svg:x="2.807cm" svg:y="5cm"/>
          <draw:glue-point draw:id="6" svg:x="1.491cm" svg:y="5cm"/>
          <draw:glue-point draw:id="7" svg:x="-1.491cm" svg:y="5cm"/>
          <draw:glue-point draw:id="8" svg:x="-2.631cm" svg:y="5cm"/>
          <draw:glue-point draw:id="9" svg:x="-3.771cm" svg:y="5cm"/>
          <draw:glue-point draw:id="10" svg:x="-3.947cm" svg:y="-5cm"/>
          <draw:glue-point draw:id="11" svg:x="-2.719cm" svg:y="-5cm"/>
          <draw:glue-point draw:id="12" svg:x="-1.228cm" svg:y="-5cm"/>
          <draw:glue-point draw:id="13" svg:x="1.228cm" svg:y="-5cm"/>
          <draw:glue-point draw:id="14" svg:x="2.894cm" svg:y="-5cm"/>
          <draw:glue-point draw:id="15" svg:x="3.947cm" svg:y="-5cm"/>
          <text:p text:style-name="P1">Person</text:p>
          <draw:enhanced-geometry svg:viewBox="0 0 21600 21600" draw:type="rectangle" draw:enhanced-path="M 0 0 L 21600 0 21600 21600 0 21600 0 0 Z N"/>
        </draw:custom-shape>
        <draw:custom-shape draw:style-name="gr2" draw:text-style-name="P2" xml:id="id51" draw:id="id51" draw:layer="layout" svg:width="4.1cm" svg:height="1.777cm" svg:x="3.4cm" svg:y="22.6cm">
          <draw:glue-point draw:id="4" svg:x="3.536cm" svg:y="5.002cm"/>
          <draw:glue-point draw:id="5" svg:x="1.341cm" svg:y="5.002cm"/>
          <draw:glue-point draw:id="6" svg:x="-1.585cm" svg:y="5.002cm"/>
          <draw:glue-point draw:id="7" svg:x="-3.536cm" svg:y="5.002cm"/>
          <draw:glue-point draw:id="8" svg:x="-3.048cm" svg:y="-4.997cm"/>
          <draw:glue-point draw:id="9" svg:x="2.56cm" svg:y="-4.997cm"/>
          <text:p text:style-name="P1">Work</text:p>
          <draw:enhanced-geometry svg:viewBox="0 0 21600 21600" draw:type="rectangle" draw:enhanced-path="M 0 0 L 21600 0 21600 21600 0 21600 0 0 Z N"/>
        </draw:custom-shape>
        <draw:custom-shape draw:style-name="gr3" draw:text-style-name="P2" xml:id="id55" draw:id="id55" draw:layer="layout" svg:width="3.1cm" svg:height="1.4cm" svg:x="15.2cm" svg:y="9.6cm">
          <text:p text:style-name="P1">SocialNet</text:p>
          <draw:enhanced-geometry svg:viewBox="0 0 21600 21600" draw:type="rectangle" draw:enhanced-path="M 0 0 L 21600 0 21600 21600 0 21600 0 0 Z N"/>
        </draw:custom-shape>
        <draw:custom-shape draw:style-name="gr4" draw:text-style-name="P2" xml:id="id57" draw:id="id57" draw:layer="layout" svg:width="2.7cm" svg:height="1.4cm" svg:x="2.4cm" svg:y="9.6cm">
          <text:p text:style-name="P1">Skill</text:p>
          <draw:enhanced-geometry svg:viewBox="0 0 21600 21600" draw:type="rectangle" draw:enhanced-path="M 0 0 L 21600 0 21600 21600 0 21600 0 0 Z N"/>
        </draw:custom-shape>
        <draw:custom-shape draw:style-name="gr5" draw:text-style-name="P2" xml:id="id53" draw:id="id53" draw:layer="layout" svg:width="4.1cm" svg:height="1.8cm" svg:x="13.5cm" svg:y="22.5cm">
          <draw:glue-point draw:id="4" svg:x="2.56cm" svg:y="-5cm"/>
          <draw:glue-point draw:id="5" svg:x="-2.804cm" svg:y="-5cm"/>
          <draw:glue-point draw:id="6" svg:x="-3.536cm" svg:y="5cm"/>
          <draw:glue-point draw:id="7" svg:x="-1.585cm" svg:y="5cm"/>
          <draw:glue-point draw:id="8" svg:x="1.585cm" svg:y="5cm"/>
          <draw:glue-point draw:id="9" svg:x="3.536cm" svg:y="5cm"/>
          <text:p text:style-name="P1">Education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" svg:x1="5.451cm" svg:y1="19.2cm" svg:x2="7.201cm" svg:y2="17.3cm" draw:start-shape="id49" draw:start-glue-point="4" draw:end-shape="id50" draw:end-glue-point="8" svg:d="M5451 19200l1750-1900" svg:viewBox="0 0 1751 1901">
          <text:p/>
        </draw:connector>
        <draw:connector draw:style-name="gr9" draw:text-style-name="P2" draw:layer="layout" draw:type="line" svg:x1="5.451cm" svg:y1="21.301cm" svg:x2="5.45cm" svg:y2="22.6cm" draw:start-shape="id49" draw:start-glue-point="6" draw:end-shape="id51" svg:d="M5451 21301l-1 1299" svg:viewBox="0 0 2 1300">
          <text:p/>
        </draw:connector>
        <draw:connector draw:style-name="gr9" draw:text-style-name="P2" draw:layer="layout" draw:type="line" svg:x1="15.551cm" svg:y1="21.301cm" svg:x2="15.55cm" svg:y2="22.5cm" draw:start-shape="id52" draw:start-glue-point="6" draw:end-shape="id53" draw:end-glue-point="0" svg:d="M15551 21301l-1 1199" svg:viewBox="0 0 2 1200">
          <text:p/>
        </draw:connector>
        <draw:connector draw:style-name="gr9" draw:text-style-name="P2" draw:layer="layout" draw:type="line" svg:x1="15.551cm" svg:y1="19.5cm" svg:x2="13.399cm" svg:y2="17.3cm" draw:start-shape="id52" draw:start-glue-point="4" draw:end-shape="id50" draw:end-glue-point="5" svg:d="M15551 19500l-2152-2200" svg:viewBox="0 0 2153 2201">
          <text:p/>
        </draw:connector>
        <draw:connector draw:style-name="gr9" draw:text-style-name="P2" draw:layer="layout" draw:type="line" svg:x1="15.401cm" svg:y1="13.901cm" svg:x2="13.499cm" svg:y2="15.5cm" draw:start-shape="id54" draw:start-glue-point="6" draw:end-shape="id50" draw:end-glue-point="14" svg:d="M15401 13901l-1902 1599" svg:viewBox="0 0 1903 1600">
          <text:p/>
        </draw:connector>
        <draw:connector draw:style-name="gr9" draw:text-style-name="P2" draw:layer="layout" draw:type="line" svg:x1="15.401cm" svg:y1="12.5cm" svg:x2="16.75cm" svg:y2="11cm" draw:start-shape="id54" draw:start-glue-point="4" draw:end-shape="id55" draw:end-glue-point="2" svg:d="M15401 12500l1349-1500" svg:viewBox="0 0 1350 1501">
          <text:p/>
        </draw:connector>
        <draw:connector draw:style-name="gr9" draw:text-style-name="P2" draw:layer="layout" draw:type="line" svg:x1="5cm" svg:y1="12.3cm" svg:x2="3.75cm" svg:y2="11cm" draw:start-shape="id56" draw:start-glue-point="4" draw:end-shape="id57" draw:end-glue-point="2" svg:d="M5000 12300l-1250-1300" svg:viewBox="0 0 1251 1301">
          <text:p/>
        </draw:connector>
        <draw:custom-shape draw:style-name="gr13" draw:text-style-name="P4" xml:id="id56" draw:id="id56" draw:layer="layout" svg:width="2.2cm" svg:height="1.6cm" svg:x="3.9cm" svg:y="12.3cm">
          <text:p text:style-name="P1"><text:span text:style-name="T2">ear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4" xml:id="id54" draw:id="id54" draw:layer="layout" svg:width="2.399cm" svg:height="1.401cm" svg:x="14.201cm" svg:y="12.5cm">
          <text:p text:style-name="P1"><text:span text:style-name="T2">us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4" xml:id="id49" draw:id="id49" draw:layer="layout" svg:width="2.701cm" svg:height="2.101cm" svg:x="4.1cm" svg:y="19.2cm">
          <text:p text:style-name="P1"><text:span text:style-name="T2">perfor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4" xml:id="id52" draw:id="id52" draw:layer="layout" svg:width="2.699cm" svg:height="1.801cm" svg:x="14.201cm" svg:y="19.5cm">
          <text:p text:style-name="P1"><text:span text:style-name="T2">lear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2" draw:layer="layout" draw:type="line" svg:x1="5cm" svg:y1="13.9cm" svg:x2="7.101cm" svg:y2="15.5cm" draw:start-shape="id56" draw:start-glue-point="6" draw:end-shape="id50" draw:end-glue-point="11" svg:d="M5000 13900l2101 1600" svg:viewBox="0 0 2102 1601">
          <text:p/>
        </draw:connector>
        <draw:custom-shape draw:style-name="gr17" draw:text-style-name="P7" xml:id="id59" draw:id="id59" draw:layer="layout" svg:width="3cm" svg:height="1.4cm" svg:x="8.7cm" svg:y="10.5cm">
          <text:p text:style-name="P1"><text:span text:style-name="T3">Project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xml:id="id58" draw:id="id58" draw:layer="layout" svg:width="2.398cm" svg:height="1.402cm" svg:x="9.002cm" svg:y="12.7cm">
          <text:p text:style-name="P1"><text:span text:style-name="T2">us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2" draw:layer="layout" draw:type="line" svg:x1="10.201cm" svg:y1="12.7cm" svg:x2="10.2cm" svg:y2="11.9cm" draw:start-shape="id58" draw:start-glue-point="4" draw:end-shape="id59" draw:end-glue-point="2" svg:d="M10201 12700l-1-800" svg:viewBox="0 0 2 801">
          <text:p/>
        </draw:connector>
        <draw:custom-shape draw:style-name="gr12" draw:text-style-name="P2" draw:layer="layout" svg:width="17.9cm" svg:height="1cm" svg:x="1.6cm" svg:y="1.4cm">
          <text:p text:style-name="P1">Entity Relation Diagram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7.9cm" svg:height="1cm" svg:x="1.6cm" svg:y="2.4cm">
          <text:p text:style-name="P5">Relations between entities</text:p>
          <draw:enhanced-geometry svg:viewBox="0 0 21600 21600" draw:type="rectangle" draw:enhanced-path="M 0 0 L 21600 0 21600 21600 0 21600 0 0 Z N"/>
        </draw:custom-shape>
        <draw:custom-shape draw:style-name="gr17" draw:text-style-name="P7" xml:id="id61" draw:id="id61" draw:layer="layout" svg:width="3cm" svg:height="1.4cm" svg:x="8.7cm" svg:y="4.9cm">
          <text:p text:style-name="P1"><text:span text:style-name="T3">Pictures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60" draw:id="id60" draw:layer="layout" svg:width="2.197cm" svg:height="1.402cm" svg:x="9.103cm" svg:y="7.601cm">
          <text:p text:style-name="P1"><text:span text:style-name="T2">ha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2" draw:layer="layout" draw:type="line" svg:x1="10.202cm" svg:y1="7.601cm" svg:x2="10.2cm" svg:y2="6.3cm" draw:start-shape="id60" draw:start-glue-point="4" draw:end-shape="id61" draw:end-glue-point="2" svg:d="M10202 7601l-2-1301" svg:viewBox="0 0 3 1302">
          <text:p/>
        </draw:connector>
        <draw:connector draw:style-name="gr9" draw:text-style-name="P2" draw:layer="layout" draw:type="line" svg:x1="10.202cm" svg:y1="9.003cm" svg:x2="10.2cm" svg:y2="10.5cm" draw:start-shape="id60" draw:start-glue-point="6" draw:end-shape="id59" draw:end-glue-point="0" svg:d="M10202 9003l-2 1497" svg:viewBox="0 0 3 1498">
          <text:p/>
        </draw:connector>
        <draw:connector draw:style-name="gr9" draw:text-style-name="P2" draw:layer="layout" draw:type="line" svg:x1="10.201cm" svg:y1="14.102cm" svg:x2="10.2cm" svg:y2="15.5cm" draw:start-shape="id58" draw:start-glue-point="6" draw:end-shape="id50" draw:end-glue-point="0" svg:d="M10201 14102l-1 1398" svg:viewBox="0 0 2 13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4-24T19:36:16.986809450</meta:creation-date>
    <dc:date>2022-05-19T01:26:19.652024465</dc:date>
    <meta:editing-duration>PT6H4M31S</meta:editing-duration>
    <meta:editing-cycles>5</meta:editing-cycles>
    <meta:generator>LibreOffice/6.1.5.2$Linux_X86_64 LibreOffice_project/10$Build-2</meta:generator>
    <meta:document-statistic meta:object-count="118"/>
  </office:meta>
</office:document-meta>
</file>